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16cb" officeooo:paragraph-rsid="000a16cb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a16cb" officeooo:paragraph-rsid="000a16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a758d" officeooo:paragraph-rsid="000a758d"/>
    </style:style>
    <style:style style:name="P4" style:family="paragraph" style:parent-style-name="Standard">
      <style:paragraph-properties fo:text-align="justify" style:justify-single-word="false"/>
      <style:text-properties officeooo:rsid="000c6843" officeooo:paragraph-rsid="000c684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cf6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acf64"/>
    </style:style>
    <style:style style:name="T5" style:family="text">
      <style:text-properties fo:font-weight="bold" officeooo:rsid="000acf64" style:font-weight-asian="bold" style:font-weight-complex="bold"/>
    </style:style>
    <style:style style:name="T6" style:family="text">
      <style:text-properties officeooo:rsid="000c6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cussing the Top10 Results in the original version</text:p>
      <text:p text:style-name="P1"/>
      <text:p text:style-name="P1">The first 5 ranks in the Top10 are all managers saying “good morning,” either generically in the call of to an individual person. Despite being upbeat when greeting other people, this answer has <text:span text:style-name="T1">nothing</text:span> to do with evaluating the financial performance of the company.</text:p>
      <text:p text:style-name="P1"/>
      <text:p text:style-name="P3">In general, one should probably filter out obvious “small talk” messages, maybe even messages regarding the conduction of the call (albeit these are probably formatted in a neutral way).</text:p>
      <text:p text:style-name="P3"/>
      <text:p text:style-name="P3"><text:span text:style-name="T4">According to </text:span>Loughran <text:span text:style-name="T4">&amp;</text:span> McDonald <text:span text:style-name="T4">(</text:span>2011<text:span text:style-name="T4">), “</text:span><text:span text:style-name="T5">negative </text:span><text:span text:style-name="T4">sentiment has a </text:span><text:span text:style-name="T2">much bigger</text:span><text:span text:style-name="T4"> effect on liquidity than positive sentiment.” Further, questions regarding at “panic” should have a quicker impact on turnover or number of quotes in the market.</text:span></text:p>
      <text:p text:style-name="P3"/>
      <text:p text:style-name="P3">Loughran <text:span text:style-name="T6">&amp; </text:span>McDonald <text:span text:style-name="T6">(</text:span>2016<text:span text:style-name="T6">) find that as well: “firms with positive tone </text:span>in the question-and-answer portion of the conference call experience significantly higher stock returns. Conversely, conference calls with negative tone, as measured by the Henry <text:span text:style-name="T6">(</text:span>2008<text:span text:style-name="T6">)</text:span> lists, have negative <text:span text:style-name="T3">abnormal</text:span> returns.”</text:p>
      <text:p text:style-name="P3"/>
      <text:p text:style-name="P4">From my perspective as a non-finance academic these findings make intuitive sense. While financial documents and communication are commonly written and expressed in a somewhat neutral tone, there should be a tendency of “good” managers to always have a positive sounding bias in their expression, rendering a positive tone less important when it comes to predicting financial performance.</text:p>
      <text:p text:style-name="P4"/>
      <text:p text:style-name="P4">In addition, managers may risk getting sued when being too negative publicly. So, this re-affirms the idea that probably most financial communication is biased toward a positive/neutral tone. Yet, if managers dare making negative comments publicly, they must be sure about the negative financial performance of the compan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07:46:48.517921428</meta:creation-date>
    <meta:generator>LibreOffice/7.3.4.2$Linux_X86_64 LibreOffice_project/30$Build-2</meta:generator>
    <dc:date>2022-08-05T08:04:14.440930962</dc:date>
    <meta:editing-duration>PT17M25S</meta:editing-duration>
    <meta:editing-cycles>4</meta:editing-cycles>
    <meta:document-statistic meta:table-count="0" meta:image-count="0" meta:object-count="0" meta:page-count="1" meta:paragraph-count="7" meta:word-count="266" meta:character-count="1752" meta:non-whitespace-character-count="1493"/>
  </office:meta>
</office:document-meta>
</file>